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95cm" fo:min-width="1.7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96cm" fo:min-width="1.789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75cm" svg:height="3.175cm" svg:x="8.239cm" svg:y="7.35cm">
          <text:p text:style-name="P1">R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413cm" svg:height="1.27cm" svg:x="3.794cm" svg:y="10.017cm">
          <text:p text:style-name="P1">h1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239cm" svg:y1="8.938cm" svg:x2="2.413cm" svg:y2="8.926cm" draw:start-shape="id1" draw:start-glue-point="6" svg:d="M8239 8938l-5826-12" svg:viewBox="0 0 5827 13">
          <text:p/>
        </draw:connector>
        <draw:connector draw:style-name="gr3" draw:text-style-name="P2" draw:layer="layout" draw:type="line" svg:x1="11.414cm" svg:y1="8.938cm" svg:x2="20.033cm" svg:y2="8.897cm" draw:start-shape="id1" draw:start-glue-point="10" svg:d="M11414 8938l8619-41" svg:viewBox="0 0 8620 42">
          <text:p/>
        </draw:connector>
        <draw:connector draw:style-name="gr3" draw:text-style-name="P2" draw:layer="layout" draw:type="line" svg:x1="5cm" svg:y1="10.017cm" svg:x2="4.972cm" svg:y2="8.897cm" draw:start-shape="id2" draw:start-glue-point="0" svg:d="M5000 10017l-28-1120" svg:viewBox="0 0 29 1121">
          <text:p/>
        </draw:connector>
        <draw:custom-shape draw:style-name="gr2" draw:text-style-name="P1" xml:id="id4" draw:id="id4" draw:layer="layout" svg:width="2.413cm" svg:height="1.27cm" svg:x="16.875cm" svg:y="10.017cm">
          <text:p text:style-name="P1">h2_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2.413cm" svg:height="1.27cm" svg:x="12.557cm" svg:y="10.017cm">
          <text:p text:style-name="P1">h2_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3.763cm" svg:y1="10.017cm" svg:x2="13.752cm" svg:y2="8.926cm" draw:start-shape="id3" draw:start-glue-point="0" svg:d="M13763 10017l-11-1091" svg:viewBox="0 0 12 1092">
          <text:p/>
        </draw:connector>
        <draw:connector draw:style-name="gr3" draw:text-style-name="P2" draw:layer="layout" draw:type="line" svg:x1="18.081cm" svg:y1="10.017cm" svg:x2="18.056cm" svg:y2="8.897cm" draw:start-shape="id4" draw:start-glue-point="0" svg:d="M18081 10017l-25-1120" svg:viewBox="0 0 26 1121">
          <text:p/>
        </draw:connector>
        <draw:frame draw:style-name="gr4" draw:text-style-name="P3" draw:layer="layout" svg:width="2.286cm" svg:height="0.962cm" svg:x="2.905cm" svg:y="7.658cm">
          <draw:text-box>
            <text:p>Red 1</text:p>
          </draw:text-box>
        </draw:frame>
        <draw:frame draw:style-name="gr4" draw:text-style-name="P3" draw:layer="layout" svg:width="2.286cm" svg:height="0.962cm" svg:x="15.351cm" svg:y="7.658cm">
          <draw:text-box>
            <text:p>Red 2</text:p>
          </draw:text-box>
        </draw:frame>
        <draw:frame draw:style-name="gr4" draw:text-style-name="P3" draw:layer="layout" svg:width="2.286cm" svg:height="0.962cm" svg:x="6.08cm" svg:y="7.912cm">
          <draw:text-box>
            <text:p>eth0.0</text:p>
          </draw:text-box>
        </draw:frame>
        <draw:frame draw:style-name="gr4" draw:text-style-name="P3" draw:layer="layout" svg:width="2.286cm" svg:height="0.962cm" svg:x="11.414cm" svg:y="7.985cm">
          <draw:text-box>
            <text:p>eth0.1</text:p>
          </draw:text-box>
        </draw:frame>
        <draw:frame draw:style-name="gr4" draw:text-style-name="P3" draw:layer="layout" svg:width="1.778cm" svg:height="0.962cm" svg:x="3.286cm" svg:y="9.055cm">
          <draw:text-box>
            <text:p>eth1</text:p>
          </draw:text-box>
        </draw:frame>
        <draw:frame draw:style-name="gr4" draw:text-style-name="P3" draw:layer="layout" svg:width="1.778cm" svg:height="0.962cm" svg:x="12.176cm" svg:y="9.055cm">
          <draw:text-box>
            <text:p>eth1</text:p>
          </draw:text-box>
        </draw:frame>
        <draw:frame draw:style-name="gr4" draw:text-style-name="P3" draw:layer="layout" svg:width="1.778cm" svg:height="0.962cm" svg:x="16.494cm" svg:y="9.128cm">
          <draw:text-box>
            <text:p>eth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6T17:10:08.420948043</meta:creation-date>
    <dc:date>2020-03-26T17:34:05.021572557</dc:date>
    <meta:editing-duration>PT13M46S</meta:editing-duration>
    <meta:editing-cycles>1</meta:editing-cycles>
    <meta:document-statistic meta:object-count="16"/>
    <meta:generator>LibreOffice/6.4.1.2$Linux_X86_64 LibreOffice_project/40$Build-2</meta:generator>
  </office:meta>
</office:document-meta>
</file>